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cf83d" officeooo:paragraph-rsid="001cf83d"/>
    </style:style>
    <style:style style:name="P2" style:family="paragraph" style:parent-style-name="Text_20_body">
      <style:text-properties officeooo:rsid="001cf83d" officeooo:paragraph-rsid="001cf83d"/>
    </style:style>
    <style:style style:name="P3" style:family="paragraph" style:parent-style-name="Text_20_body">
      <style:text-properties officeooo:rsid="001d1884" officeooo:paragraph-rsid="001d1884"/>
    </style:style>
    <style:style style:name="P4" style:family="paragraph" style:parent-style-name="Text_20_body">
      <style:text-properties officeooo:rsid="001f0218" officeooo:paragraph-rsid="001f0218"/>
    </style:style>
    <style:style style:name="P5" style:family="paragraph" style:parent-style-name="Text_20_body">
      <style:text-properties officeooo:rsid="0020a720" officeooo:paragraph-rsid="0020a720"/>
    </style:style>
    <style:style style:name="P6" style:family="paragraph" style:parent-style-name="Text_20_body">
      <style:text-properties officeooo:rsid="0021b81e" officeooo:paragraph-rsid="0021b81e"/>
    </style:style>
    <style:style style:name="P7" style:family="paragraph" style:parent-style-name="Text_20_body">
      <style:text-properties officeooo:rsid="0023b533" officeooo:paragraph-rsid="0023b533"/>
    </style:style>
    <style:style style:name="P8" style:family="paragraph" style:parent-style-name="Text_20_body">
      <style:text-properties officeooo:rsid="0025ac38" officeooo:paragraph-rsid="0025ac38"/>
    </style:style>
    <style:style style:name="P9" style:family="paragraph" style:parent-style-name="Text_20_body">
      <style:text-properties officeooo:rsid="00274a01" officeooo:paragraph-rsid="00274a01"/>
    </style:style>
    <style:style style:name="P10" style:family="paragraph" style:parent-style-name="Text_20_body">
      <style:text-properties officeooo:rsid="0028efa0" officeooo:paragraph-rsid="0028efa0"/>
    </style:style>
    <style:style style:name="P11" style:family="paragraph" style:parent-style-name="Heading_20_3">
      <style:text-properties officeooo:rsid="001f0218" officeooo:paragraph-rsid="001f0218"/>
    </style:style>
    <style:style style:name="P12" style:family="paragraph" style:parent-style-name="Heading_20_2">
      <style:text-properties officeooo:rsid="001d1884" officeooo:paragraph-rsid="001d1884"/>
    </style:style>
    <style:style style:name="P13" style:family="paragraph" style:parent-style-name="Heading_20_2">
      <style:text-properties officeooo:rsid="0020a720" officeooo:paragraph-rsid="0020a720"/>
    </style:style>
    <style:style style:name="P14" style:family="paragraph" style:parent-style-name="Heading_20_2">
      <style:text-properties officeooo:rsid="0025ac38" officeooo:paragraph-rsid="0025ac38"/>
    </style:style>
    <style:style style:name="P15" style:family="paragraph" style:parent-style-name="Heading_20_2">
      <style:text-properties officeooo:rsid="00274a01" officeooo:paragraph-rsid="00274a01"/>
    </style:style>
    <style:style style:name="P16" style:family="paragraph" style:parent-style-name="Heading_20_2">
      <style:text-properties officeooo:rsid="0028efa0" officeooo:paragraph-rsid="0028efa0"/>
    </style:style>
    <style:style style:name="T1" style:family="text">
      <style:text-properties officeooo:rsid="001ee67b"/>
    </style:style>
    <style:style style:name="T2" style:family="text">
      <style:text-properties officeooo:rsid="0021b81e"/>
    </style:style>
    <style:style style:name="T3" style:family="text">
      <style:text-properties officeooo:rsid="00257658"/>
    </style:style>
    <style:style style:name="T4" style:family="text">
      <style:text-properties officeooo:rsid="00264d9e"/>
    </style:style>
    <style:style style:name="T5" style:family="text">
      <style:text-properties officeooo:rsid="002976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mpire game stuff</text:p>
      <text:p text:style-name="P2">ok so I need to have about 7 locations or something, so I must figure out what they will be, and they must be better than just generic shit like “mystery swamp world”. Therefore, for each area that there will be mention of in the game I intend to write a poem which describes in a beautiful and transporting way what that location is like, and then some of them will also talk about some kind of lore stuff.</text:p>
      <text:p text:style-name="P2"/>
      <text:h text:style-name="Heading_20_1" text:outline-level="1">The locations</text:h>
      <text:h text:style-name="P12" text:outline-level="2">Agara <text:span text:style-name="T1">Goblin Colony</text:span></text:h>
      <text:p text:style-name="P3">Poem will be about the decline of the wizards</text:p>
      <text:h text:style-name="P13" text:outline-level="2">POOL MOUNTAIN IN THE <text:span text:style-name="T2">MIDDLE OF THE</text:span> JUNGEL</text:h>
      <text:p text:style-name="P3">This one will have a poem about my dream about the two pools on top of the mountain. One being the normal pool and one being the very special pool. I think it is that pool in which the Black Vines will grow.</text:p>
      <text:p text:style-name="P5">This will be the last enemy of the game</text:p>
      <text:h text:style-name="P11" text:outline-level="3"><text:span text:style-name="T4">Bango</text:span> River</text:h>
      <text:p text:style-name="P4">This river flows from pool mountain down past snake parade, and to bagoon and out into the sea.</text:p>
      <text:p text:style-name="P4">The poem will just be about that, or maybe it will be about some cool boats travelling on the river at one point or other.</text:p>
      <text:h text:style-name="Heading_20_2" text:outline-level="2">FOREST OF SPINES</text:h>
      <text:p text:style-name="P6">Hell yeah it is spines only and here is where they mined for dust back in the wizard days, but they do not do this anymore because the dust men live in here now also there is no longer a need for dust so much.</text:p>
      <text:p text:style-name="P7">This is where you will find mushrooms I think as they grow out of the dust <text:span text:style-name="T3">or maybe the dust comes from mushrooms I dunno.</text:span></text:p>
      <text:h text:style-name="P15" text:outline-level="2">Snake Mountain</text:h>
      <text:p text:style-name="P9">This is where the snakes are. Obviously this is in that song hell yeah you.</text:p>
      <text:p text:style-name="P9">I guess the poem will just be that too tbh.</text:p>
      <text:h text:style-name="P16" text:outline-level="2"><text:soft-page-break/>Some sorta castle type deal from some little civilisation where they make super strong beer for some reason hell yeah</text:h>
      <text:p text:style-name="P10">Ok these dudes live in a <text:span text:style-name="T5">lmamo</text:span></text:p>
      <text:h text:style-name="P14" text:outline-level="2">Spider Rock</text:h>
      <text:p text:style-name="P8">This is the place where everything is orange and there are green spiders and the fellow hits then with the club hell yeah. It is probably fairly close to agara since the rocks are a similar kind.</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00:37:58.175926193</meta:creation-date>
    <dc:date>2018-05-16T17:22:23.956116199</dc:date>
    <meta:editing-duration>PT1H16M20S</meta:editing-duration>
    <meta:editing-cycles>9</meta:editing-cycles>
    <meta:generator>LibreOffice/5.1.6.2$Linux_X86_64 LibreOffice_project/10m0$Build-2</meta:generator>
    <meta:document-statistic meta:table-count="0" meta:image-count="0" meta:object-count="0" meta:page-count="2" meta:paragraph-count="21" meta:word-count="367" meta:character-count="1849" meta:non-whitespace-character-count="1503"/>
  </office:meta>
</office:document-meta>
</file>